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variant="normal" fo:text-transform="none" fo:color="#222222" style:font-name="Times New Roman" fo:font-size="12pt" fo:letter-spacing="normal" fo:font-style="normal" fo:font-weight="normal" style:font-size-asian="12pt" style:font-size-complex="12pt"/>
    </style:style>
    <style:style style:name="P3" style:family="paragraph" style:parent-style-name="Standard">
      <style:text-properties style:text-underline-style="none"/>
    </style:style>
    <style:style style:name="P4" style:family="paragraph" style:parent-style-name="Standard">
      <style:text-properties style:text-underline-style="solid" style:text-underline-type="double" style:text-underline-width="auto" style:text-underline-color="font-color"/>
    </style:style>
    <style:style style:name="P5" style:family="paragraph" style:parent-style-name="Heading_20_1">
      <style:paragraph-properties fo:text-align="center" style:justify-single-word="false"/>
      <style:text-properties fo:font-size="20pt" style:font-size-asian="20pt" style:font-size-complex="20pt"/>
    </style:style>
    <style:style style:name="P6" style:family="paragraph" style:parent-style-name="Heading_20_1">
      <style:paragraph-properties fo:text-align="center" style:justify-single-word="false"/>
      <style:text-properties fo:font-size="16pt" style:font-size-asian="16pt" style:font-size-complex="16pt"/>
    </style:style>
    <style:style style:name="P7" style:family="paragraph" style:parent-style-name="Heading_20_1">
      <style:paragraph-properties fo:break-before="page"/>
    </style:style>
    <style:style style:name="P8" style:family="paragraph" style:parent-style-name="Text_20_body">
      <style:paragraph-properties fo:text-align="center" style:justify-single-word="false"/>
      <style:text-properties fo:font-size="20pt" style:font-size-asian="20pt" style:font-size-complex="20pt"/>
    </style:style>
    <style:style style:name="P9" style:family="paragraph" style:parent-style-name="Text_20_body">
      <style:paragraph-properties fo:text-align="end" style:justify-single-word="false"/>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
      <text:h text:style-name="P5" text:outline-level="1">Examensarbete -</text:h>
      <text:h text:style-name="P6" text:outline-level="1">SUW15</text:h>
      <text:h text:style-name="P5" text:outline-level="1"><text:span text:style-name="T1"><text:s/>- Bilduppladdnings systemet</text:span> -</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3">Jarl Holmberg Lindquist </text:span></text:p>
      <text:h text:style-name="P7" text:outline-level="1">1 Inledning</text:h>
      <text:p text:style-name="Text_20_body">Detta arbetet handlar om implementeringen av artefakten och de tankar som har gjorts när valet av ramverk och andra tekniker har gjorts. All kod finns på github och man har arbetet med att skicka upp kod flertalet gånger under arbetets gång. Koden finns på : <text:a xlink:type="simple" xlink:href="https://github.com/webcrunch/examensarbete" text:style-name="Internet_20_link" text:visited-style-name="Visited_20_Internet_20_Link">https://github.com/webcrunch/examensarbete</text:a> </text:p>
      <text:p text:style-name="Text_20_body">Att tänka på när man ska bygga upp systemet är att bland annat alla lösenord är samlade i filen gitA men de är tomma. Detta för att bibehålla säkerheten för systemet. Samt att det fortfarande finns lite kod som kan anses vara gammal och arvsmässig. Hela databasens struktur finns på filen exDB.sql. </text:p>
      <text:p text:style-name="Text_20_body">Ramverket som har används är av äldre modell än de nyaste men fortfarande fullt använt. Det är av sorten MVC(model,vy,system)</text:p>
      <text:h text:style-name="Heading_20_2" text:outline-level="2">1.2 Syfte </text:h>
      <text:p text:style-name="P2">Att skapa en ”Content manegment system. Det är ett system där man kan spara information. Den informationen som jag har fokuserat mest på är bilder men har även tankar på andra delar. Allt beroende på tid och möjlighet. Syftet är att visualisera det man har lärt sig under studiernas gång och kunna skapa en artefakt som kan byggas på efter skolans avslut. I artefakten kommer man att producera en funktion där användarna kan visa upp bilderna som de har laddat upp och därigenom <text:s/>förhoppningsvis ge andra användare möjligheten att kommentera och ge bilderna betyg. Sidan kommer att anpassas till mobilt men fokus kommer ligga på laptop/dator. Artefakten kommer att byggas med alla de teknikerna som man har lärt sig under skolans gång däribland lian. Det kommer även att arbetas med teknik som man inte är lika intränad i. Allt för att skapa en blandning av det man kan och det som man kan lära sig av. <text:s/></text:p>
      <text:p text:style-name="Standard"/>
      <text:h text:style-name="Heading_20_2" text:outline-level="2">1.3 Problemformulering</text:h>
      <text:p text:style-name="Standard">Vilka fördelar har man stött på när man har arbetat med detta projektet samt om där finns nackdelar med de bibliotek som man valt att använda. Finns det förbättringar som man kunnat tänka på när man arbetade med projektet? Varför man har valt de tekniker som man arbetar med? </text:p>
      <text:p text:style-name="P1"/>
      <text:h text:style-name="Heading_20_1" text:outline-level="1">2 Metoddelen </text:h>
      <text:p text:style-name="Standard">Kommer att göra en komparativ studie på utvecklingen av applikationen som man har byggt. Ställa de olika delarna som man har använt sig av kontra andra som man kunnat använda samt vilka för och nackdelar som varje enheter har. Kommer även att ge en guide för hur man sätter upp allt för att kunna köra hela artefakten.</text:p>
      <text:p text:style-name="Standard">För att kunna utveckla den artefakt som har beskrivits ovanför behövs det kunskaper och användande av en frontend som visualiserar det grafiska elementen till användaren men även hanterar de aktioner som användaren väljer att göra på sidan. </text:p>
      <text:p text:style-name="Standard"/>
      <text:p text:style-name="Standard">Förutom att ha en frontend behövs det om det ska vara en sida med databaskopplingar och andra kopplingar som kommer att tas upp vidare i texten även en backend. Här ligger alla anrop till databasen som sedan beroende på anropet antingen skickar data till databasen. Det kan även vara den data som backend begärde från databasen skickas till frontend för att visualiseras till användaren. </text:p>
      <text:p text:style-name="Standard"><text:soft-page-break/><text:s/></text:p>
      <text:p text:style-name="Standard">Genom dessa två olika fronterna möjliggörs det en funktionell och föränderlig dataström till och från webbplatsen. Kommer att dela in denna metoddelen i två delar. Frontend delen som hanterar allt inom den delen som hanteras av användarens webbläsare. Den andra delen kommer att vara backend delen. Det är allt som hanteras på servern. Det gäller även hantering av data till databasen. </text:p>
      <text:h text:style-name="Heading_20_3" text:outline-level="3">Backend </text:h>
      <text:p text:style-name="Text_20_body">För att över huvud taget kunna köra en server genom Javascript behövs det Node. För att kunna arbeta med routing behövs det express. Samt för att kunna hantera hämtad och skickad JSON behövs det Bodyparser. Dessa byggstenarna är det mest basala för att bygga en server med Javascript. Om man ska använda andra byggstenar får man tittat på andra programmeringsspråk som till exempel php eller Python. Fördelarna med Javascript gentemot de andra är att den används både till att programmera frontend men även backend. Den är mer anpassad för att kunna arbeta med både server funktioner och att visa hemsidor. Php används inte på samma sätt utan den är mer för att från frontend kunna interagera med databasen. Genom det kunna skicka och få tillbaka data som går att arbeta med. </text:p>
      <text:p text:style-name="Text_20_body"/>
      <text:p text:style-name="Text_20_body">Där finns olika sätt att arbeta med behandling av data till och från databasen. Beroende på vilken sorts databas man har valt att arbeta med interagerar man med den på olika sätt. De vanligaste databaserna är Mysql som är en relationsdatabas eller MongoDB som är en dokument databas. Man skriver olika frågor till databasen som skickar tillbaka svaret. Beroende på om där fanns data eller om frågan var rätt ställd får man tillbaka resultatet. Använder mig av Mysql som databas. </text:p>
      <text:p text:style-name="Text_20_body">#3 <text:span text:style-name="T2">ORM </text:span></text:p>
      <text:p text:style-name="Text_20_body">ORM står för object-relational mapping och den är ett objektorienterat system som konverterar databastabeller till klasser. Databasernas tabellrader konverteras till objekt och cellerna med information till objekt-attribut. </text:p>
      <text:p text:style-name="Text_20_body">Vanligtvis används ORM mestadels till JAVA eller till .Net med det finns även till Javascript. Använder det när jag arbetar med data till databaserna för att inte behöva skriva frågorna själva till databaserna eftersom man arbetar med objekt. Dessa objekt konvertera orm om sedan till den sortens fråga som man har valt. Där finns ett antal sorters orm för javascript. För mongoDB finns det bara ett system och det är mongoose. Däremot till mysql finns det ett antal andra system som till exempel js-hibernate som användes först under utvecklingen. Däremot stödde den inte tillräckligt med funktioner för att kunna vara en tillräckligt bra system till artefakten. Efter lite letande installerades sequelize js istället. Den har alla funktioner (CRUD) till databaserna. Mongosse och sequelize fungerar ungefär likadant. Under arbetet med artefakten behövdes det en sessions hanterings system som hade hand om vilken användare som var inloggad och vad den hade för rättigheter. Här fanns det ett antal att välja mellan och det går även att göra en själv men det är den mest omständliga sättet. Valet föll på express-session. Den användes innan under praktiken och den har fungerat bra. Den är kopplad till en relationsdatabas och då en mysql. Om man använder mongoDB som databas går det även att hitta andra som stödjer den. <text:s/>Genom denna modulen sparar man all data om de olika sessionerna som är skapade när användarna loggar in. Det tas även bort när användaren loggar ut. Vissa funktioner behöver kunna skicka mail till användare för att de ska kunna interagera utifrån olika länkar som skickas med mailet. Här kan man använda olika programmeringsspråk för att kunna få den funktionen. Det går att skriva den i PHP och ändå ha Javascript som en primär spåkbas att arbeta med. Men man vill att det ska vara en enhetlig kodbas och genom det fanns det en npm modul som heter Nodemailer som gör att man kan skicka mail. <text:soft-page-break/>Man kan koppla den till olika mailklienter som gmail eller outlook. Går att med viss del forma hur mailet ska se ut. </text:p>
      <text:p text:style-name="Text_20_body">För att kunna göra funktionen till artefaktens uppladdning av bilder finns det två vägar att gå efter. För det första kan man använda sig av Nodes inbyggda filepath med andra ord fp. Annars kan man använda andra moduler. Under detta arbetet har man arbetat med en modul som är Multer. </text:p>
      <text:p text:style-name="Text_20_body">Den hanterar data av multipart format. Den är till för att ladda upp filerna till valda mappar på varierande källa. Från början under arbetets gång hanterades informationen lokalt och sedan skickades filadressen till databasen. Genom detta går det att utveckla funktioner som har hand om dessa bilder. Efter ett tag valde man att hantera bildernas hantering. Genom att kunna använda sig av amazons bucket där man kan spara information. Genom att kunna ha möjlighet att använda sig av vissa funktioner gratis från amazon går det att producera en bilduppladnings funktion som inte är beroende av att den lokala datorn är tillgänglig till internet eller är på. För att kunna ladda upp till amazon genom Node användare man sig av en modul som är baserad av multer men hanterar informationen till amazon. <text:s text:c="3"/></text:p>
      <text:h text:style-name="Heading_20_3" text:outline-level="3">Frontend</text:h>
      <text:p text:style-name="Text_20_body">För att kunna visualisera artefakten för användaren finns det många olika sätt. Vad man behöver för att göra hemsidor är först och främst HTML. Det är det språk som hanterar webbsidorna. Artefakten är programmerad i html5 den senaste versionen som existerar. HTML hanterar informationen det menas mestadels text, bilder eller andra delar som ska visas. För att <text:s/>hantera utformningen av informationen används CSS. För att kunna underlätta arbetet används det även ramverket bootstraps som hjälper till att förändra hur informationen ligger samt hur den ser ut. Där finns andra ramverk som arbetar med liknande funktionalitet. Vad som gjorde att bootstrap användes var att det var mest använd under tidigare arbeten. <text:s/>För att arbeta effektivt med Javascript används det ett ramverk som heter Angular. Andra ramverk som går att använda är Angular 2(4) som är en utvecklad version av Angular. Däremot är den helt omarbetad som språk. Det finns fler som react eller meteorJS. </text:p>
      <text:p text:style-name="Text_20_body">Under tidigare arbeten har den första versionen av Angular använts och genom det har den mest kunskap och erfarenhet kopplats till sig och det är mestadels därför den ramverket används under arbetet med artefakten. Däremot är react mer snabbhetsanpassad vy renderare. Den arbetar med en virtuell DOM samt förlitar sig mer på andra bibliotek för att funktioner ska fungera. <text:s/>Den arbetar med att man behöver skriva html på ett visst sätt som sedan renderas genom JSX. Däremot använder angular vanlig html men den arbetar med vy, model, data. Man kan förändra datan och genom modellen förändras vyn. Angular 2 är uppdaterad genom att de flesta av de funktionerna som fanns i angular 1 finns kvar men de är mer resurseffektiva och snabbare. Samt att de har förändrat hur man skriver koden genom att man använder Typescript. Angular är mer anpassad till Singel Page Application. </text:p>
      <text:p text:style-name="Standard">Att hantera vilka ramverk som ska användas i frontend görs backend genom att ladda ned det genom npm. Detta har en fördel med att man bara behöver skriva in det i en package.json och då laddas alla ramverken ned tillsammans. Samtidig som all den intformationen skickas till frontend när första sidan begärs. </text:p>
      <text:h text:style-name="Heading_20_2" text:outline-level="2"/>
      <text:p text:style-name="Text_20_body"/>
      <text:h text:style-name="P7" text:outline-level="1">2 Slutsats</text:h>
      <text:p text:style-name="Standard">Vad har jag kommit fram till efter att ha arbetat med artefakten? </text:p>
      <text:p text:style-name="P4"/>
      <text:p text:style-name="P3">Processen har varit arbetsam och snirklande. Den har fått ändra väg ett antal gånger under arbetets gång. Det är mest implementeringen av orm som har ställt till med en del extraarbete. Däremot har det medför mer fördelar med säkerhet med sql injections och mindre kod i applikationen. Eftersom man har förändrat objekt relationsmodulerings systemet(orm) ett antal gånger betyder det att det finns gammal orm kod som fortfarande körs tillsammans med den nya koden. Det blir inga förändringar rent logistiskt i koden. Den gör fortfarande samma saker men man kan se att den nya är mindre kod att arbeta med. </text:p>
      <text:p text:style-name="P3"/>
      <text:p text:style-name="P3">Arbetets arbetsgång har varit av slaget big bang. Det har varit ryckit beroende på många utomstående anledningar. Detta har medför att den mesta tiden har försvunnit och man har varit tvungen att prioritera funktioner. Detta medför också att den visionen man hade från början inte kunnat hållas. Däremot är den största funktionen implementerad och förändrad ett antal gånger. Genom att använda sig av en extern källa till lagring är man inte beroende av att ha en lokal källa igång hela tiden för att tillgång till datan. Däremot har inte övrigt material kunna flyttas till en enhet som gör att alla kan ha tillgång till sidan hela tiden. Det var en del som fick flyttas till en lägre prioriteringsordning. </text:p>
      <text:p text:style-name="P3"/>
      <text:p text:style-name="Standard">Under arbetets gång har man märkt av att den kunskap som man har plockat upp under programmets gång har varit till stor hjälp och det har också medverkat vid vilket ramverk som man har valt att fokusera på under processen. Det har varit många tekniker man velat att testa med detta projektet men eftersom det har varit smalt med tid och arbetsgången har varit ”crunchmode” hela tiden. Genom det var det bästa valet att använda det ramverket som man hade mest erfarenhet av även om man hade velat att implementera till exempel React eller den nya versionen av Angular. </text:p>
      <text:p text:style-name="Standard">Vad man tappar i att använda en äldre är bland annat snabbheten i de nyare ramverken. </text:p>
      <text:p text:style-name="Standard"/>
      <text:p text:style-name="Standard">Har valt att arbeta utan att implementera objekt orienterat. Detta var enbart för att det var mer tidseffekt att starta utan det. Däremot har man arbetat med flera moduler under server programmeringen. Genom det kan man dela upp koden i flera filer och det medför samtidigt att det inte behöver vara lika stor ”master” fil som har hand om hela server strukturen. </text:p>
      <text:p text:style-name="P3"/>
      <text:p text:style-name="P3">De nya teknikerna har varit implementerade på server sidan. Det har inte varit mycket nytt på frontend sidan. Har däremot arbetat med Bootstrap 4 som inte har stöd för Less längre utan enbart Sass. Men har enbart arbetat med Css och detta har inte varit någon skillnad mellan dem. Förändrad arbetssätt mot databasen med orm har varit positivt. Det har varit en inlärningskurva men det har varit uppnåbara problem att lösa. </text:p>
      <text:p text:style-name="P3"/>
      <text:p text:style-name="P3">Vidare om arbetet ska fortgå är att arbeta med designen och att kunna arbeta med samspelet med andra enheter som telefoner eller surfplattor. Detta har varit lågt prioriterat bland annat för erfarenheten och tiden. <text: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ystemutveckling agil webbutveckling<text:tab/></text:p>
        <text:p text:style-name="Header">Examensarbete <text:s/>SUW15</text:p>
        <text:p text:style-name="Header">Jarl Holmberg Lindquis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6T07:06:28.03</meta:creation-date>
    <dc:date>2017-08-22T16:11:38.93</dc:date>
    <meta:editing-duration>P63DT18H36M52S</meta:editing-duration>
    <meta:editing-cycles>223</meta:editing-cycles>
    <meta:generator>OpenOffice/4.1.3$Win32 OpenOffice.org_project/413m1$Build-9783</meta:generator>
    <meta:document-statistic meta:table-count="0" meta:image-count="0" meta:object-count="0" meta:page-count="5" meta:paragraph-count="43" meta:word-count="2193" meta:character-count="13273"/>
  </office:meta>
</office:document-meta>
</file>